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fill-color="#ffffff" draw:textarea-horizontal-align="justify" draw:textarea-vertical-align="middle" draw:auto-grow-height="false" fo:min-height="0.41cm" fo:min-width="0.287cm" fo:padding-top="0.176cm" fo:padding-bottom="0.176cm" fo:padding-left="0.301cm" fo:padding-right="0.301cm"/>
    </style:style>
    <style:style style:name="gr2" style:family="graphic" style:parent-style-name="standard">
      <style:graphic-properties svg:stroke-width="0.102cm" svg:stroke-color="#000000" draw:fill-color="#ffffff" draw:textarea-horizontal-align="justify" draw:textarea-vertical-align="top" draw:auto-grow-height="false" fo:min-height="13.457cm" fo:min-width="11.082cm" fo:padding-top="0.176cm" fo:padding-bottom="0.176cm" fo:padding-left="0.301cm" fo:padding-right="0.301cm"/>
    </style:style>
    <style:style style:name="gr3" style:family="graphic" style:parent-style-name="standard">
      <style:graphic-properties svg:stroke-width="0.102cm" svg:stroke-color="#000000" draw:fill-color="#ffffff" draw:textarea-horizontal-align="justify" draw:textarea-vertical-align="top" draw:auto-grow-height="false" fo:min-height="4.347cm" fo:min-width="8.669cm" fo:padding-top="0.176cm" fo:padding-bottom="0.176cm" fo:padding-left="0.301cm" fo:padding-right="0.301cm"/>
    </style:style>
    <style:style style:name="gr4" style:family="graphic" style:parent-style-name="standard">
      <style:graphic-properties svg:stroke-width="0.102cm" svg:stroke-color="#000000" draw:fill-color="#ffffff" draw:textarea-horizontal-align="justify" draw:textarea-vertical-align="middle" draw:auto-grow-height="false" fo:min-height="1.712cm" fo:min-width="5.78cm" fo:padding-top="0.176cm" fo:padding-bottom="0.176cm" fo:padding-left="0.301cm" fo:padding-right="0.301cm"/>
    </style:style>
    <style:style style:name="gr5" style:family="graphic" style:parent-style-name="standard">
      <style:graphic-properties svg:stroke-width="0.102cm" svg:stroke-color="#000000" draw:fill-color="#ffffff" draw:textarea-horizontal-align="justify" draw:textarea-vertical-align="middle" draw:auto-grow-height="false" fo:min-height="1.097cm" fo:min-width="4.195cm" fo:padding-top="0.176cm" fo:padding-bottom="0.176cm" fo:padding-left="0.301cm" fo:padding-right="0.301cm"/>
    </style:style>
    <style:style style:name="gr6" style:family="graphic" style:parent-style-name="objectwithoutfill">
      <style:graphic-properties svg:stroke-width="0.102cm" svg:stroke-color="#000000" draw:marker-end="Arrow" draw:marker-end-width="0.457cm" draw:fill="none" draw:fill-color="#ffffff" draw:textarea-vertical-align="middle" fo:padding-top="0.176cm" fo:padding-bottom="0.176cm" fo:padding-left="0.301cm" fo:padding-right="0.301cm"/>
    </style:style>
    <style:style style:name="gr7" style:family="graphic" style:parent-style-name="objectwithoutfill">
      <style:graphic-properties svg:stroke-width="0.102cm" svg:stroke-color="#000000" draw:marker-end="Arrow" draw:marker-end-width="0.508cm" draw:fill="none" draw:fill-color="#ffffff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svg:stroke-width="0.102cm" svg:stroke-color="#000000" draw:fill-color="#ffffff" draw:textarea-horizontal-align="justify" draw:textarea-vertical-align="middle" draw:auto-grow-height="false" fo:min-height="2.949cm" fo:min-width="3.995cm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width="0.102cm" svg:stroke-color="#000000" draw:fill="none" draw:fill-color="#ffffff" fo:min-height="0.945cm" fo:padding-top="0.176cm" fo:padding-bottom="0.176cm" fo:padding-left="0.301cm" fo:padding-right="0.301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0.889cm" svg:height="0.762cm" svg:x="20.631cm" svg:y="13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0.889cm" svg:height="0.762cm" svg:x="18.345cm" svg:y="12.9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1.684cm" svg:height="13.809cm" svg:x="1.354cm" svg:y="1.169cm">
          <text:p text:style-name="P2"><text:span text:style-name="T1">Windows or Linux or macO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9.271cm" svg:height="4.699cm" svg:x="15.289cm" svg:y="10.271cm">
          <text:p text:style-name="P2"><text:span text:style-name="T1">STM32 microcontroll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" draw:id="id1" draw:layer="layout" svg:width="6.604cm" svg:height="2.286cm" svg:x="3.894cm" svg:y="2.913cm">
          <text:p text:style-name="P2"><text:span text:style-name="T1">ChibiOS/RT</text:span></text:p>
          <text:p text:style-name="P2"><text:span text:style-name="T1">Source 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2" draw:id="id2" draw:layer="layout" svg:width="4.953cm" svg:height="1.605cm" svg:x="1.735cm" svg:y="7.38cm">
          <text:p text:style-name="P2"><text:span text:style-name="T1">VeriFa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4" draw:layer="layout" draw:type="line" svg:x1="7.196cm" svg:y1="5.199cm" svg:x2="4.211cm" svg:y2="7.38cm" draw:start-shape="id1" draw:start-glue-point="2" draw:end-shape="id2" draw:end-glue-point="0" svg:d="M7196 5199l-2985 2181" svg:viewBox="0 0 2986 2182">
          <text:p/>
        </draw:connector>
        <draw:custom-shape draw:style-name="gr5" draw:text-style-name="P3" xml:id="id3" draw:id="id3" draw:layer="layout" svg:width="4.953cm" svg:height="1.605cm" svg:x="7.704cm" svg:y="7.404cm">
          <text:p text:style-name="P2"><text:span text:style-name="T1">GC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4" draw:layer="layout" draw:type="line" svg:x1="7.196cm" svg:y1="5.199cm" svg:x2="10.18cm" svg:y2="7.404cm" draw:start-shape="id1" draw:start-glue-point="2" draw:end-shape="id3" draw:end-glue-point="0" svg:d="M7196 5199l2984 2205" svg:viewBox="0 0 2985 2206">
          <text:p/>
        </draw:connector>
        <draw:connector draw:style-name="gr6" draw:text-style-name="P4" draw:layer="layout" draw:type="line" svg:x1="10.18cm" svg:y1="9.009cm" svg:x2="10.207cm" svg:y2="11.211cm" draw:start-shape="id3" draw:start-glue-point="2" draw:end-shape="id4" draw:end-glue-point="0" svg:d="M10180 9009l27 2202" svg:viewBox="0 0 28 2203">
          <text:p/>
        </draw:connector>
        <draw:custom-shape draw:style-name="gr5" draw:text-style-name="P3" xml:id="id4" draw:id="id4" draw:layer="layout" svg:width="4.953cm" svg:height="1.605cm" svg:x="7.731cm" svg:y="11.211cm">
          <text:p text:style-name="P2"><text:span text:style-name="T1">st-flas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4.953cm" svg:height="1.605cm" svg:x="17.456cm" svg:y="12.211cm">
          <text:p text:style-name="P2"><text:span text:style-name="T1">Bina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draw:type="curve" draw:line-skew="0.659cm" svg:x1="10.207cm" svg:y1="12.816cm" svg:x2="18.789cm" svg:y2="13.735cm" draw:start-shape="id4" draw:start-glue-point="2" draw:end-shape="id5" draw:end-glue-point="2" svg:d="M10207 12816c0 3193 8582 2734 8582 919" svg:viewBox="0 0 8583 2342">
          <text:p/>
        </draw:connector>
        <draw:custom-shape draw:style-name="gr8" draw:text-style-name="P3" xml:id="id7" draw:id="id7" draw:layer="layout" svg:width="4.953cm" svg:height="3.657cm" svg:x="1.834cm" svg:y="10.179cm">
          <text:p text:style-name="P2"><text:span text:style-name="T1">TeraTerm</text:span></text:p>
          <text:p text:style-name="P2"><text:span text:style-name="T1">or</text:span></text:p>
          <text:p text:style-name="P2"><text:span text:style-name="T1">picoc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draw:type="curve" draw:line-skew="2.424cm" svg:x1="21.075cm" svg:y1="13.862cm" svg:x2="4.31cm" svg:y2="13.836cm" draw:start-shape="id6" draw:start-glue-point="2" draw:end-shape="id7" svg:d="M21075 13862c0 4462-16765 4475-16765-26" svg:viewBox="0 0 16766 3375">
          <text:p/>
        </draw:connector>
        <draw:frame draw:style-name="gr9" draw:text-style-name="P5" draw:layer="layout" svg:width="8.255cm" svg:height="1.297cm" svg:x="9.912cm" svg:y="15.867cm">
          <draw:text-box>
            <text:p><text:span text:style-name="T1">Download Firmware</text:span></text:p>
          </draw:text-box>
        </draw:frame>
        <draw:frame draw:style-name="gr9" draw:text-style-name="P5" draw:layer="layout" svg:width="4.872cm" svg:height="1.297cm" svg:x="1.962cm" svg:y="16.721cm">
          <draw:text-box>
            <text:p><text:span text:style-name="T1">Monitor lo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908cm" fo:page-height="19.30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7T20:16:55.892374895</meta:creation-date>
    <dc:date>2017-08-05T08:57:07.329903596</dc:date>
    <meta:editing-duration>PT19M36S</meta:editing-duration>
    <meta:editing-cycles>29</meta:editing-cycles>
    <meta:generator>LibreOffice/5.4.0.3$Linux_X86_64 LibreOffice_project/40m0$Build-3</meta:generator>
    <meta:document-statistic meta:object-count="17"/>
  </office:meta>
</office:document-meta>
</file>